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25cm" style:rel-column-width="8191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H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0dfd9" officeooo:paragraph-rsid="0010dfd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12bf4" officeooo:paragraph-rsid="00112bf4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1bd4a" officeooo:paragraph-rsid="0011bd4a" style:font-weight-asian="normal" style:font-weight-complex="normal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justify" style:justify-single-word="false"/>
      <style:text-properties fo:font-weight="bold" officeooo:rsid="002165a1" officeooo:paragraph-rsid="002165a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12bf4" officeooo:paragraph-rsid="002787d8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10dfd9" officeooo:paragraph-rsid="0010dfd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2787d8" officeooo:paragraph-rsid="002787d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11bd4a" officeooo:paragraph-rsid="002787d8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2165a1" officeooo:paragraph-rsid="002787d8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2787d8" officeooo:paragraph-rsid="002787d8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Table_20_Contents">
      <style:paragraph-properties fo:text-align="justify" style:justify-single-word="false"/>
      <style:text-properties officeooo:paragraph-rsid="002787d8"/>
    </style:style>
    <style:style style:name="T1" style:family="text">
      <style:text-properties officeooo:rsid="002787d8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2787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rceiro </text:span>Hands-on</text:p>
      <text:p text:style-name="P7"/>
      <text:p text:style-name="P8">1) Considerando a especificação do programa <text:span text:style-name="T2">CommentPrinter</text:span> e com base nas Partições de Equivalência definidas anteriormente, derive o conjunto de teste adequado para o critério Análise do Valor Limite.</text:p>
      <text:p text:style-name="P8"/>
      <text:p text:style-name="P6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10">Entrada</text:p>
          </table:table-cell>
          <table:table-cell table:style-name="Tabela2.A1" office:value-type="string">
            <text:p text:style-name="P10">Saída Esperada</text:p>
          </table:table-cell>
          <table:table-cell table:style-name="Tabela2.C1" office:value-type="string">
            <text:p text:style-name="P10">Partição(ões) coberta(s)</text:p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4"/>
          </table:table-cell>
        </table:table-row>
        <table:table-row>
          <table:table-cell table:style-name="Tabela2.A2" office:value-type="string">
            <text:p text:style-name="P14"/>
          </table:table-cell>
          <table:table-cell table:style-name="Tabela2.A2" office:value-type="string">
            <text:p text:style-name="P14"/>
          </table:table-cell>
          <table:table-cell table:style-name="Tabela2.C2" office:value-type="string">
            <text:p text:style-name="P14"/>
          </table:table-cell>
        </table:table-row>
      </table:table>
      <text:p text:style-name="P6"/>
      <text:p text:style-name="P9">Inclua tantas linhas quanto necessárias para escrever cada caso de teste.</text:p>
      <text:p text:style-name="P8"/>
      <text:p text:style-name="P2">2) <text:span text:style-name="T1">Crie a Tabela de Decisão para o programa </text:span><text:span text:style-name="T3">CommentPrinter</text:span><text:span text:style-name="T1">, definindo as condições de entrada e as respectivas ações.</text:span></text:p>
      <text:p text:style-name="P2"/>
      <table:table table:name="Tabela1" table:style-name="Tabela1">
        <table:table-column table:style-name="Tabela1.A" table:number-columns-repeated="8"/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11">Regra 1</text:p>
          </table:table-cell>
          <table:table-cell table:style-name="Tabela1.A1" office:value-type="string">
            <text:p text:style-name="P11">Regra 2</text:p>
          </table:table-cell>
          <table:table-cell table:style-name="Tabela1.A1" office:value-type="string">
            <text:p text:style-name="P11">Regra 3</text:p>
          </table:table-cell>
          <table:table-cell table:style-name="Tabela1.A1" office:value-type="string">
            <text:p text:style-name="P12">…</text:p>
          </table:table-cell>
          <table:table-cell table:style-name="Tabela1.A1" office:value-type="string">
            <text:p text:style-name="P11">Regra n-2</text:p>
          </table:table-cell>
          <table:table-cell table:style-name="Tabela1.A1" office:value-type="string">
            <text:p text:style-name="P11">Regra n-1</text:p>
          </table:table-cell>
          <table:table-cell table:style-name="Tabela1.H1" office:value-type="string">
            <text:p text:style-name="P11">Regra n</text:p>
          </table:table-cell>
        </table:table-row>
        <table:table-row>
          <table:table-cell table:style-name="Tabela1.A2" office:value-type="string">
            <text:p text:style-name="P11">Condição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11">Ação</text:p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H2" office:value-type="string">
            <text:p text:style-name="P4"/>
          </table:table-cell>
        </table:table-row>
      </table:table>
      <text:p text:style-name="P2"/>
      <text:p text:style-name="P3">Inclua tantas linhas quanto necessárias para escrever cada caso de tes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ri Vincenzi</meta:initial-creator>
    <meta:creation-date>2014-02-04T00:10:09.752132305</meta:creation-date>
    <dc:date>2014-02-06T16:59:14.756965345</dc:date>
    <dc:creator>Auri Vincenzi</dc:creator>
    <meta:editing-duration>PT1H36M49S</meta:editing-duration>
    <meta:editing-cycles>25</meta:editing-cycles>
    <meta:generator>LibreOffice/4.2.0.4$Linux_X86_64 LibreOffice_project/420m0$Build-4</meta:generator>
    <meta:document-statistic meta:table-count="2" meta:image-count="0" meta:object-count="0" meta:page-count="1" meta:paragraph-count="17" meta:word-count="92" meta:character-count="585" meta:non-whitespace-character-count="510"/>
  </office:meta>
</office:document-meta>
</file>